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5" manifest:media-type=""/>
  <manifest:file-entry manifest:full-path="styles.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4" style:family="table">
      <style:table-properties style:width="6.1cm" table:align="center" style:writing-mode="lr-tb"/>
    </style:style>
    <style:style style:name="Tableau4.A" style:family="table-column">
      <style:table-column-properties style:column-width="2.034cm"/>
    </style:style>
    <style:style style:name="Tableau4.B" style:family="table-column">
      <style:table-column-properties style:column-width="0.958cm"/>
    </style:style>
    <style:style style:name="Tableau4.C" style:family="table-column">
      <style:table-column-properties style:column-width="1.113cm"/>
    </style:style>
    <style:style style:name="Tableau4.D" style:family="table-column">
      <style:table-column-properties style:column-width="1.995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Tableau4.B5" style:family="table-cell">
      <style:table-cell-properties fo:padding="0.097cm" fo:border="none"/>
    </style:style>
    <style:style style:name="Tableau4.C5" style:family="table-cell">
      <style:table-cell-properties fo:padding="0.097cm" fo:border="none"/>
    </style:style>
    <style:style style:name="Tableau4.B6" style:family="table-cell">
      <style:table-cell-properties fo:padding="0.097cm" fo:border="none"/>
    </style:style>
    <style:style style:name="Tableau4.C6"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d4228" officeooo:paragraph-rsid="00ad4228"/>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Footer">
      <style:text-properties officeooo:paragraph-rsid="008d016c"/>
    </style:style>
    <style:style style:name="P22" style:family="paragraph" style:parent-style-name="Table_20_Contents">
      <style:paragraph-properties fo:margin-top="0cm" fo:margin-bottom="0cm" style:contextual-spacing="false"/>
      <style:text-properties officeooo:paragraph-rsid="009fb87b"/>
    </style:style>
    <style:style style:name="P23" style:family="paragraph" style:parent-style-name="_5f_Tableau_5f_Centré_5f_Gras">
      <style:paragraph-properties fo:margin-top="0cm" fo:margin-bottom="0cm" style:contextual-spacing="false"/>
      <style:text-properties officeooo:paragraph-rsid="00a05e85"/>
    </style:style>
    <style:style style:name="P24" style:family="paragraph" style:parent-style-name="_5f_Tableau_5f_Centré_5f_Gras">
      <style:paragraph-properties fo:margin-top="0cm" fo:margin-bottom="0cm" style:contextual-spacing="false"/>
      <style:text-properties officeooo:paragraph-rsid="00a2e224"/>
    </style:style>
    <style:style style:name="P25" style:family="paragraph" style:parent-style-name="Table_20_Contents">
      <style:paragraph-properties fo:margin-top="0cm" fo:margin-bottom="0cm" style:contextual-spacing="false"/>
      <style:text-properties officeooo:paragraph-rsid="00a2e224"/>
    </style:style>
    <style:style style:name="P26" style:family="paragraph" style:parent-style-name="_5f_Paragraphe_5f_Réponse_5f_Pointillés_5f_Grisés_5f_2_5f_Col">
      <style:text-properties officeooo:paragraph-rsid="00a4f7e2"/>
    </style:style>
    <style:style style:name="P27" style:family="paragraph" style:parent-style-name="Footer">
      <style:text-properties officeooo:rsid="00178920" officeooo:paragraph-rsid="00178920"/>
    </style:style>
    <style:style style:name="P2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style style:name="P32" style:family="paragraph" style:parent-style-name="_5f_Footer_20_page_20_paire_20__28_G_29_">
      <style:text-properties officeooo:rsid="00ad9a88" officeooo:paragraph-rsid="00ad9a88"/>
    </style:style>
    <style:style style:name="P33" style:family="paragraph" style:parent-style-name="_5f_Header_20_D_20_page_20_paire_20__28_G_29_">
      <style:text-properties officeooo:rsid="005097e4" officeooo:paragraph-rsid="005097e4"/>
    </style:style>
    <style:style style:name="P34" style:family="paragraph" style:parent-style-name="_5f_Header_20_G_20_page_20_paire_20__28_G_29_">
      <style:text-properties officeooo:paragraph-rsid="0334a5be"/>
    </style:style>
    <style:style style:name="P35" style:family="paragraph" style:parent-style-name="_5f_Header_20_M_20_page_20_paire_20__28_G_29_">
      <style:text-properties officeooo:paragraph-rsid="02af0d27"/>
    </style:style>
    <style:style style:name="P3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7" style:family="paragraph" style:parent-style-name="_5f_Paragraphe_5f_Bullet" style:list-style-name="List_20_1"/>
    <style:style style:name="P38" style:family="paragraph" style:parent-style-name="_5f_Paragraphe_5f_Bullet" style:list-style-name="List_20_1">
      <style:paragraph-properties fo:text-align="end" style:justify-single-word="false"/>
    </style:style>
    <style:style style:name="P39" style:family="paragraph" style:parent-style-name="_5f_Paragraphe_5f_Réponse_5f_Elève" style:list-style-name=""/>
    <style:style style:name="P40" style:family="paragraph" style:parent-style-name="_5f_Paragraphe_5f_Réponse_5f_Elève" style:list-style-name="">
      <style:text-properties officeooo:paragraph-rsid="00abbee9"/>
    </style:style>
    <style:style style:name="P41" style:family="paragraph" style:parent-style-name="_5f_Paragraphe_5f_Réponse_5f_Elève_5f_2_5f_Col" style:list-style-name="_5f_Numérotation_20_des_20_exercices"/>
    <style:style style:name="P42" style:family="paragraph" style:parent-style-name="_5f_Paragraphe_5f_Réponse_5f_Elève_5f_2_5f_Col" style:list-style-name="_5f_Numérotation_20_des_20_exercices">
      <style:text-properties officeooo:paragraph-rsid="00a2e224"/>
    </style:style>
    <style:style style:name="P43" style:family="paragraph" style:parent-style-name="_5f_Paragraphe_5f_Réponse_5f_Elève_5f_2_5f_Col" style:list-style-name="_5f_Numérotation_20_des_20_exercices">
      <style:text-properties officeooo:paragraph-rsid="0093373f"/>
    </style:style>
    <style:style style:name="P44" style:family="paragraph" style:parent-style-name="_5f_Paragraphe_5f_Réponse_5f_Elève_5f_2_5f_Col" style:list-style-name="_5f_Numérotation_20_des_20_exercices">
      <style:text-properties officeooo:paragraph-rsid="00a05e85"/>
    </style:style>
    <style:style style:name="P45" style:family="paragraph" style:parent-style-name="_5f_Paragraphe_5f_Réponse_5f_Elève_5f_Fractions_5f_tabulé_5f_numéroté" style:list-style-name="_5f_Numérotation_20_des_20_exercices"/>
    <style:style style:name="P46"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style>
    <style:style style:name="P47" style:family="paragraph" style:parent-style-name="_5f_Titre_5f_Exercices_5f_sans_5f_Titre" style:list-style-name="_5f_Numérotation_20_des_20_exercices"/>
    <style:style style:name="P48" style:family="paragraph" style:parent-style-name="_5f_Titre_5f_Exercices_5f_sans_5f_Titre" style:list-style-name="_5f_Numérotation_20_des_20_exercices">
      <style:paragraph-properties fo:margin-top="0.199cm" fo:margin-bottom="0cm" style:contextual-spacing="false"/>
      <style:text-properties officeooo:paragraph-rsid="00a2e224"/>
    </style:style>
    <style:style style:name="P49" style:family="paragraph" style:parent-style-name="_5f_Titre_5f_Exercices_5f_sans_5f_Titre" style:list-style-name="_5f_Numérotation_20_des_20_exercices">
      <style:paragraph-properties fo:margin-top="0.199cm" fo:margin-bottom="0cm" style:contextual-spacing="false"/>
    </style:style>
    <style:style style:name="P50" style:family="paragraph">
      <style:paragraph-properties fo:text-align="center"/>
    </style:style>
    <style:style style:name="P51"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2" style:family="paragraph">
      <loext:graphic-properties draw:fill="solid" draw:fill-color="#d7e12c"/>
    </style:style>
    <style:style style:name="P53" style:family="paragraph">
      <loext:graphic-properties draw:fill="solid" draw:fill-color="#1ca2b8"/>
    </style:style>
    <style:style style:name="P54" style:family="paragraph">
      <loext:graphic-properties draw:fill="solid" draw:fill-color="#9d0f89"/>
    </style:style>
    <style:style style:name="P55" style:family="paragraph">
      <loext:graphic-properties draw:fill="solid" draw:fill-color="#7fb241"/>
    </style:style>
    <style:style style:name="P5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style="italic" officeooo:rsid="0092cbd2" style:font-style-asian="italic" style:font-style-complex="italic"/>
    </style:style>
    <style:style style:name="T30" style:family="text">
      <style:text-properties fo:font-style="italic" officeooo:rsid="0093373f" style:font-style-asian="italic" style:font-style-complex="italic"/>
    </style:style>
    <style:style style:name="T31" style:family="text">
      <style:text-properties fo:font-style="italic" officeooo:rsid="0094ccba" style:font-style-asian="italic" style:font-style-complex="italic"/>
    </style:style>
    <style:style style:name="T32" style:family="text">
      <style:text-properties fo:font-style="italic" officeooo:rsid="00a05e85" style:font-style-asian="italic" style:font-style-complex="italic"/>
    </style:style>
    <style:style style:name="T33" style:family="text">
      <style:text-properties fo:font-style="italic" officeooo:rsid="0092cbd2" style:font-size-asian="8pt" style:font-style-asian="italic" style:font-size-complex="8pt" style:font-style-complex="italic"/>
    </style:style>
    <style:style style:name="T34" style:family="text">
      <style:text-properties fo:font-style="italic" officeooo:rsid="00a05e85" style:font-size-asian="12pt" style:font-style-asian="italic" style:font-size-complex="12pt" style:font-style-complex="italic"/>
    </style:style>
    <style:style style:name="T35" style:family="text">
      <style:text-properties fo:font-style="italic" officeooo:rsid="00a4f7e2" style:font-size-asian="12pt" style:font-style-asian="italic" style:font-size-complex="12pt" style:font-style-complex="italic"/>
    </style:style>
    <style:style style:name="T36" style:family="text">
      <style:text-properties fo:font-style="italic" officeooo:rsid="0094ccba" style:font-size-asian="12pt" style:font-style-asian="italic" style:font-size-complex="12pt" style:font-style-complex="italic"/>
    </style:style>
    <style:style style:name="T37" style:family="text">
      <style:text-properties fo:font-style="italic" fo:background-color="transparent" loext:char-shading-value="0" style:font-size-asian="12pt" style:font-style-asian="italic" style:font-size-complex="12pt" style:font-style-complex="italic"/>
    </style:style>
    <style:style style:name="T38" style:family="text">
      <style:text-properties fo:font-style="italic" officeooo:rsid="0092cbd2" fo:background-color="transparent" loext:char-shading-value="0" style:font-size-asian="12pt" style:font-style-asian="italic" style:font-size-complex="12pt" style:font-style-complex="italic"/>
    </style:style>
    <style:style style:name="T39" style:family="text">
      <style:text-properties fo:font-style="italic" officeooo:rsid="00a4f7e2" fo:background-color="transparent" loext:char-shading-value="0" style:font-size-asian="12pt" style:font-style-asian="italic" style:font-size-complex="12pt" style:font-style-complex="italic"/>
    </style:style>
    <style:style style:name="T40" style:family="text">
      <style:text-properties style:text-position="super 58%"/>
    </style:style>
    <style:style style:name="T41" style:family="text">
      <style:text-properties style:text-position="super 58%" officeooo:rsid="0093373f"/>
    </style:style>
    <style:style style:name="T42" style:family="text">
      <style:text-properties fo:font-weight="normal" style:font-weight-asian="normal" style:font-weight-complex="normal"/>
    </style:style>
    <style:style style:name="T43" style:family="text">
      <style:text-properties fo:font-weight="normal" officeooo:rsid="0092cbd2" style:font-weight-asian="normal" style:font-weight-complex="normal"/>
    </style:style>
    <style:style style:name="T44" style:family="text">
      <style:text-properties officeooo:rsid="0092cbd2"/>
    </style:style>
    <style:style style:name="T45" style:family="text">
      <style:text-properties fo:font-size="8pt" officeooo:rsid="00a05e85" style:font-size-asian="8pt" style:font-size-complex="8pt"/>
    </style:style>
    <style:style style:name="T46" style:family="text">
      <style:text-properties fo:font-size="8pt" fo:font-style="italic" officeooo:rsid="0092cbd2" style:font-size-asian="8pt" style:font-style-asian="italic" style:font-size-complex="8pt" style:font-style-complex="italic"/>
    </style:style>
    <style:style style:name="T47" style:family="text">
      <style:text-properties officeooo:rsid="0092cbd2" style:font-size-asian="8pt" style:font-size-complex="8pt"/>
    </style:style>
    <style:style style:name="T48" style:family="text">
      <style:text-properties officeooo:rsid="0093373f"/>
    </style:style>
    <style:style style:name="T49" style:family="text">
      <style:text-properties officeooo:rsid="0094ccba"/>
    </style:style>
    <style:style style:name="T50" style:family="text">
      <style:text-properties style:font-name="Times New Roman" fo:font-size="12pt" fo:font-style="italic" style:font-size-asian="12pt" style:font-style-asian="italic" style:font-size-complex="12pt" style:font-style-complex="italic"/>
    </style:style>
    <style:style style:name="T51" style:family="text">
      <style:text-properties style:font-name="Times New Roman" fo:font-size="12pt" fo:font-style="italic" officeooo:rsid="0092cbd2" style:font-size-asian="12pt" style:font-style-asian="italic" style:font-size-complex="12pt" style:font-style-complex="italic"/>
    </style:style>
    <style:style style:name="T52" style:family="text">
      <style:text-properties style:font-name="Times New Roman" fo:font-size="12pt" fo:font-style="italic" officeooo:rsid="00a00780" style:font-size-asian="12pt" style:font-style-asian="italic" style:font-size-complex="12pt" style:font-style-complex="italic"/>
    </style:style>
    <style:style style:name="T53" style:family="text">
      <style:text-properties style:font-name="Times New Roman" fo:font-size="12pt" fo:font-style="italic" officeooo:rsid="0094ccba" style:font-size-asian="12pt" style:font-style-asian="italic" style:font-size-complex="12pt" style:font-style-complex="italic"/>
    </style:style>
    <style:style style:name="T54" style:family="text">
      <style:text-properties style:font-name="Times New Roman" fo:font-size="12pt" fo:font-style="italic" officeooo:rsid="00a05e85" style:font-size-asian="12pt" style:font-style-asian="italic" style:font-size-complex="12pt" style:font-style-complex="italic"/>
    </style:style>
    <style:style style:name="T55" style:family="text">
      <style:text-properties style:font-name="Times New Roman" fo:font-size="12pt" fo:font-style="italic" fo:font-weight="normal" officeooo:rsid="0092cbd2" style:font-size-asian="12pt" style:font-style-asian="italic" style:font-weight-asian="normal" style:font-size-complex="12pt" style:font-style-complex="italic" style:font-weight-complex="normal"/>
    </style:style>
    <style:style style:name="T56"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57" style:family="text">
      <style:text-properties officeooo:rsid="00a05e85"/>
    </style:style>
    <style:style style:name="T58" style:family="text">
      <style:text-properties fo:font-size="11pt" style:font-size-asian="11pt" style:font-size-complex="11pt"/>
    </style:style>
    <style:style style:name="T59" style:family="text">
      <style:text-properties fo:font-size="11pt" officeooo:rsid="00a05e85" style:font-size-asian="11pt" style:font-size-complex="11pt"/>
    </style:style>
    <style:style style:name="T60" style:family="text">
      <style:text-properties fo:font-size="9pt" style:font-size-asian="9pt" style:font-size-complex="9pt"/>
    </style:style>
    <style:style style:name="T61" style:family="text">
      <style:text-properties fo:font-size="9pt" officeooo:rsid="0092cbd2" style:font-size-asian="9pt" style:font-size-complex="9pt"/>
    </style:style>
    <style:style style:name="T62" style:family="text">
      <style:text-properties fo:font-size="9pt" officeooo:rsid="00a05e85" style:font-size-asian="9pt" style:font-size-complex="9pt"/>
    </style:style>
    <style:style style:name="T63" style:family="text">
      <style:text-properties fo:font-size="9pt" fo:font-style="italic" officeooo:rsid="0092cbd2" style:font-size-asian="9pt" style:font-style-asian="italic" style:font-size-complex="9pt" style:font-style-complex="italic"/>
    </style:style>
    <style:style style:name="T64" style:family="text">
      <style:text-properties fo:font-size="9pt" fo:font-style="italic" officeooo:rsid="00a00780" style:font-size-asian="9pt" style:font-style-asian="italic" style:font-size-complex="9pt" style:font-style-complex="italic"/>
    </style:style>
    <style:style style:name="T65" style:family="text">
      <style:text-properties fo:font-size="9pt" fo:font-style="italic" officeooo:rsid="00a05e85" style:font-size-asian="9pt" style:font-style-asian="italic" style:font-size-complex="9pt" style:font-style-complex="italic"/>
    </style:style>
    <style:style style:name="T66" style:family="text">
      <style:text-properties fo:font-size="9pt" fo:font-style="italic" fo:font-weight="normal" officeooo:rsid="0092cbd2" style:font-size-asian="9pt" style:font-style-asian="italic" style:font-weight-asian="normal" style:font-size-complex="9pt" style:font-style-complex="italic" style:font-weight-complex="normal"/>
    </style:style>
    <style:style style:name="T67" style:family="text">
      <style:text-properties fo:font-size="9pt" fo:font-style="italic" officeooo:rsid="0092cbd2" fo:background-color="transparent" loext:char-shading-value="0" style:font-size-asian="9pt" style:font-style-asian="italic" style:font-size-complex="9pt" style:font-style-complex="italic"/>
    </style:style>
    <style:style style:name="T68" style:family="text">
      <style:text-properties fo:font-size="9pt" fo:font-weight="normal" officeooo:rsid="0092cbd2" style:font-size-asian="9pt" style:font-weight-asian="normal" style:font-size-complex="9pt" style:font-weight-complex="normal"/>
    </style:style>
    <style:style style:name="T69" style:family="text">
      <style:text-properties fo:font-size="10pt" style:font-size-asian="10pt" style:font-size-complex="10pt"/>
    </style:style>
    <style:style style:name="T70" style:family="text">
      <style:text-properties fo:font-size="10pt" fo:font-style="italic" officeooo:rsid="0092cbd2" style:font-size-asian="10pt" style:font-style-asian="italic" style:font-size-complex="10pt" style:font-style-complex="italic"/>
    </style:style>
    <style:style style:name="T71" style:family="text">
      <style:text-properties fo:font-size="10pt" fo:font-style="italic" officeooo:rsid="00a00780" style:font-size-asian="10pt" style:font-style-asian="italic" style:font-size-complex="10pt" style:font-style-complex="italic"/>
    </style:style>
    <style:style style:name="T72" style:family="text">
      <style:text-properties fo:font-size="10pt" fo:font-weight="normal" officeooo:rsid="0092cbd2" style:font-size-asian="10pt" style:font-weight-asian="normal" style:font-size-complex="10pt" style:font-weight-complex="normal"/>
    </style:style>
    <style:style style:name="T73" style:family="text">
      <style:text-properties fo:font-size="10pt" officeooo:rsid="0092cbd2" fo:background-color="transparent" loext:char-shading-value="0" style:font-size-asian="10pt" style:font-size-complex="10pt"/>
    </style:style>
    <style:style style:name="T74" style:family="text">
      <style:text-properties fo:color="#b2b2b2" loext:opacity="100%" fo:font-style="italic" fo:background-color="transparent" loext:char-shading-value="0" style:font-size-asian="12pt" style:font-style-asian="italic" style:font-size-complex="12pt" style:font-style-complex="italic"/>
    </style:style>
    <style:style style:name="T75" style:family="text">
      <style:text-properties fo:color="#b2b2b2" loext:opacity="100%" fo:font-style="italic" officeooo:rsid="0092cbd2" fo:background-color="transparent" loext:char-shading-value="0" style:font-size-asian="12pt" style:font-style-asian="italic" style:font-size-complex="12pt" style:font-style-complex="italic"/>
    </style:style>
    <style:style style:name="T76" style:family="text">
      <style:text-properties fo:color="#b2b2b2" loext:opacity="100%" fo:font-style="italic" officeooo:rsid="00a4f7e2" fo:background-color="transparent" loext:char-shading-value="0" style:font-size-asian="12pt" style:font-style-asian="italic" style:font-size-complex="12pt" style:font-style-complex="italic"/>
    </style:style>
    <style:style style:name="T77" style:family="text">
      <style:text-properties fo:color="#b2b2b2" loext:opacity="100%" fo:background-color="transparent" loext:char-shading-value="0"/>
    </style:style>
    <style:style style:name="T78" style:family="text">
      <style:text-properties fo:background-color="transparent" loext:char-shading-value="0"/>
    </style:style>
    <style:style style:name="T79" style:family="text">
      <style:text-properties officeooo:rsid="0092cbd2" fo:background-color="transparent" loext:char-shading-value="0" style:font-size-asian="8pt" style:font-size-complex="8pt"/>
    </style:style>
    <style:style style:name="T80" style:family="text">
      <style:text-properties fo:font-style="normal" officeooo:rsid="00a4f7e2" style:font-size-asian="12pt" style:font-style-asian="normal" style:font-size-complex="12pt" style:font-style-complex="normal"/>
    </style:style>
    <style:style style:name="T81" style:family="text">
      <style:text-properties officeooo:rsid="00a56bfc"/>
    </style:style>
    <style:style style:name="T82" style:family="text">
      <style:text-properties officeooo:rsid="00a6d393"/>
    </style:style>
    <style:style style:name="T83" style:family="text">
      <style:text-properties officeooo:rsid="00a8cfe8"/>
    </style:style>
    <style:style style:name="T84" style:family="text">
      <style:text-properties officeooo:rsid="00a9c7e0"/>
    </style:style>
    <style:style style:name="T85"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70973741" text:style-name="_5f_Numérotation_20_des_20_exercices">
        <text:list-item>
          <text:h text:style-name="P46" text:outline-level="1"><text:span text:style-name="_5f_Caractères">Simplifie les écritures littérales suivantes</text:span><text:span text:style-name="_5f_Caractères"><text:span text:style-name="T82"> </text:span></text:span><text:span text:style-name="_5f_Caractères">:</text:span></text:h>
          <text:list>
            <text:list-item>
              <text:p text:style-name="P41"><text:span text:style-name="_5f_Caractères">6</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text:span text:style-name="T50">a</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8</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b</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1</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c</text:span></text:span><text:span text:style-name="_5f_Caractères"><text:span text:style-name="T44"> </text:span></text:span><text:span text:style-name="_5f_Caractères">=</text:span><text:span text:style-name="_5f_pointillés_20_gris"><text:tab/></text:span></text:p>
            </text:list-item>
            <text:list-item>
              <text:p text:style-name="P42"><text:span text:style-name="_5f_Caractères">23</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d</text:span></text:span><text:span text:style-name="_5f_Caractères"><text:span text:style-name="T29">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text:span text:style-name="T50">e</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0</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text:span text:style-name="T51">a</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text:span text:style-name="T51">b </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text:span text:style-name="T51">x</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9</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1">x</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text:span text:style-name="T50">y</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3</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y</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text:span text:style-name="T51">e</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5</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1">e</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text:span text:style-name="T51">g</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12</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g</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
        </text:list-item>
        <text:list-item>
          <text:h text:style-name="P47" text:outline-level="1"><text:span text:style-name="_5f_Caractères">Simplifie les expressions littérales suivantes</text:span><text:span text:style-name="_5f_Caractères"><text:span text:style-name="T81"> </text:span></text:span><text:span text:style-name="_5f_Caractères">: </text:span></text:h>
          <text:list>
            <text:list-item>
              <text:p text:style-name="P42"><text:span text:style-name="_5f_Caractères">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x</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5</text:span><text:span text:style-name="_5f_Caractères"><text:span text:style-name="T44"> </text:span></text:span><text:span text:style-name="_5f_Caractères">= </text:span><text:span text:style-name="_5f_pointillés_20_gris"><text:tab/></text:span></text:p>
            </text:list-item>
            <text:list-item>
              <text:p text:style-name="P42"><text:span text:style-name="_5f_Caractères"><text:span text:style-name="T51">g</text:span></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8</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9</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42"><text:span text:style-name="_5f_Caractères">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text:span text:style-name="_5f_Caractères"><text:span text:style-name="T51">x</text:span></text:span><text:span text:style-name="_5f_Caractères"><text:span text:style-name="T44"> </text:span></text:span><text:span text:style-name="_5f_Caractères"><text:span text:style-name="T69">−</text:span></text:span><text:span text:style-name="_5f_Caractères"><text:span text:style-name="T44"> </text:span></text:span><text:span text:style-name="_5f_Caractères">7)</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a</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c</text:span></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text:span text:style-name="T51">a</text:span></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d</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3</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8</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text:span><text:span text:style-name="_5f_Caractères"><text:span text:style-name="T50">a</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text:span text:style-name="T50">b</text:span></text:span><text:span text:style-name="_5f_Caractères">)</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0</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u</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1</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m</text:span></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
        </text:list-item>
        <text:list-item>
          <text:h text:style-name="P47" text:outline-level="1"><text:span text:style-name="_5f_Caractères">Simplifie les expressions littérales suivantes</text:span><text:span text:style-name="_5f_Caractères"><text:span text:style-name="T81"> </text:span></text:span><text:span text:style-name="_5f_Caractères">: </text:span></text:h>
          <text:list>
            <text:list-item>
              <text:p text:style-name="P42"><text:span text:style-name="_5f_Caractères"><text:span text:style-name="T51">x</text:span></text:span><text:span text:style-name="_5f_Caractères"><text:span text:style-name="T52"> </text:span></text:span><text:span text:style-name="_5f_Caractères"><text:span text:style-name="T64">×</text:span></text:span><text:span text:style-name="_5f_Caractères"><text:span text:style-name="T47"> </text:span></text:span><text:span text:style-name="_5f_Caractères">8</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text:span text:style-name="T51">x</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text:span text:style-name="T50">y</text:span></text:span><text:span text:style-name="_5f_Caractères"><text:span text:style-name="T29"> </text:span></text:span><text:span text:style-name="_5f_Caractères"><text:span text:style-name="T46">−</text:span></text:span><text:span text:style-name="_5f_Caractères"><text:span text:style-name="T44"> </text:span></text:span><text:span text:style-name="_5f_Caractères"><text:span text:style-name="T51">y</text:span></text:span><text:span text:style-name="_5f_Caractères"><text:span text:style-name="T29">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text:span><text:span text:style-name="_5f_Caractères"><text:span text:style-name="T50">z</text:span></text:span><text:span text:style-name="_5f_Caractères"><text:span text:style-name="T29"> </text:span></text:span><text:span text:style-name="_5f_Caractères"><text:span text:style-name="T70">−</text:span></text:span><text:span text:style-name="_5f_Caractères"><text:span text:style-name="T44"> </text:span></text:span><text:span text:style-name="_5f_Caractères">4)</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9</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11</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text:span text:style-name="_5f_Caractères"><text:span text:style-name="T50">n</text:span></text:span><text:span text:style-name="_5f_Caractères"><text:span text:style-name="T29"> </text:span></text:span><text:span text:style-name="_5f_Caractères"><text:span text:style-name="T70">−</text:span></text:span><text:span text:style-name="_5f_Caractères"><text:span text:style-name="T44"> </text:span></text:span><text:span text:style-name="_5f_Caractères">4)</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3</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n</text:span></text:span><text:span text:style-name="_5f_Caractères"><text:span text:style-name="T29"> </text:span></text:span><text:span text:style-name="_5f_Caractères"><text:span text:style-name="T70">−</text:span></text:span><text:span text:style-name="_5f_Caractères"><text:span text:style-name="T44"> </text:span></text:span><text:span text:style-name="_5f_Caractères">14</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text:span text:style-name="T50">b</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e</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7)</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2,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d</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text:span><text:span text:style-name="_5f_Caractères"><text:span text:style-name="T51">d</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9</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7</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3)</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7,8</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m</text:span></text:span><text:span text:style-name="_5f_Caractères"><text:span text:style-name="T29"> </text:span></text:span><text:span text:style-name="_5f_Caractères"><text:span text:style-name="T60">+</text:span></text:span><text:span text:style-name="_5f_Caractères"><text:span text:style-name="T44"> </text:span></text:span><text:span text:style-name="_5f_Caractères">6,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5,1</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m</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6</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4)</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42"><text:span text:style-name="_5f_Caractères">9</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m</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5</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k</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text:span text:style-name="T50">j</text:span></text:span><text:span text:style-name="_5f_Caractères"><text:span text:style-name="T51"> </text:span></text:span><text:span text:style-name="_5f_Caractères"><text:span text:style-name="T63">×</text:span></text:span><text:span text:style-name="_5f_Caractères"><text:span text:style-name="T47"> </text:span></text:span><text:span text:style-name="_5f_Caractères">8</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
        </text:list-item>
        <text:list-item>
          <text:h text:style-name="P47" text:outline-level="1"><text:span text:style-name="_5f_Caractères">Réduis l’expression littérale quand ce</text:span><text:span text:style-name="_5f_Caractères"><text:span text:style-name="T82">la est</text:span></text:span><text:span text:style-name="_5f_Caractères"> possible</text:span><text:span text:style-name="_5f_Caractères"><text:span text:style-name="T82"> </text:span></text:span><text:span text:style-name="_5f_Caractères">:</text:span></text:h>
        </text:list-item>
      </text:list>
      <text:list text:style-name="_5f_Numérotation_20_des_20_exercices">
        <text:list-item>
          <text:list>
            <text:list-item text:start-value="1">
              <text:p text:style-name="P41"><text:span text:style-name="_5f_Caractères">4 + 5</text:span><text:span text:style-name="_5f_Caractères"><text:span text:style-name="T50">x</text:span></text:span><text:span text:style-name="_5f_Caractères"><text:span text:style-name="T78">  </text:span></text:span><text:span text:style-name="_5f_pointillés_20_gris"><text:tab/></text:span><text:span text:style-name="_5f_Caractères"><text:span text:style-name="T77"><text:tab/></text:span></text:span></text:p>
            </text:list-item>
            <text:list-item>
              <text:p text:style-name="P41"><text:span text:style-name="_5f_Caractères">4</text:span><text:span text:style-name="_5f_Caractères"><text:span text:style-name="T47">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51">x</text:span></text:span><text:span text:style-name="_5f_Caractères"><text:span text:style-name="T38"> </text:span></text:span><text:span text:style-name="_5f_Caractères"><text:span text:style-name="T75">…<text:tab/></text:span></text:span></text:p>
            </text:list-item>
            <text:list-item>
              <text:p text:style-name="P41"><text:span text:style-name="_5f_Caractères">4</text:span><text:span text:style-name="_5f_Caractères"><text:span text:style-name="T51">x</text:span></text:span><text:span text:style-name="_5f_Caractères"><text:span text:style-name="T47">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78"> </text:span></text:span><text:span text:style-name="_5f_Caractères"><text:span text:style-name="T77">…<text:tab/></text:span></text:span></text:p>
            </text:list-item>
            <text:list-item>
              <text:p text:style-name="P41"><text:span text:style-name="_5f_Caractères"><text:span text:style-name="T78">4</text:span></text:span><text:span text:style-name="_5f_Caractères"><text:span text:style-name="T56">x</text:span></text:span><text:span text:style-name="_5f_Caractères"><text:span text:style-name="T79"> </text:span></text:span><text:span text:style-name="_5f_Caractères"><text:span text:style-name="T67">+</text:span></text:span><text:span text:style-name="_5f_Caractères"><text:span text:style-name="T79"> </text:span></text:span><text:span text:style-name="_5f_Caractères"><text:span text:style-name="T78">5</text:span></text:span><text:span text:style-name="_5f_Caractères"><text:span text:style-name="T56">x</text:span></text:span><text:span text:style-name="_5f_Caractères"><text:span text:style-name="T37"> </text:span></text:span><text:span text:style-name="_5f_Caractères"><text:span text:style-name="T74">…<text:tab/></text:span></text:span></text:p>
            </text:list-item>
            <text:list-item>
              <text:p text:style-name="P41"><text:span text:style-name="_5f_Caractères">4</text:span><text:span text:style-name="_5f_Caractères"><text:span text:style-name="T50">x</text:span></text:span><text:span text:style-name="_5f_Caractères"><text:span text:style-name="T47">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50">x</text:span></text:span><text:span text:style-name="_5f_Caractères"><text:span text:style-name="T37"> </text:span></text:span><text:span text:style-name="_5f_Caractères"><text:span text:style-name="T74">…<text:tab/></text:span></text:span></text:p>
            </text:list-item>
            <text:list-item>
              <text:p text:style-name="P41"><text:span text:style-name="_5f_Caractères"><text:span text:style-name="T78">4</text:span></text:span><text:span text:style-name="_5f_Caractères"><text:span text:style-name="T56">x</text:span></text:span><text:span text:style-name="_5f_Caractères"><text:span text:style-name="T79"> </text:span></text:span><text:span text:style-name="_5f_Caractères"><text:span text:style-name="T73">−</text:span></text:span><text:span text:style-name="_5f_Caractères"><text:span text:style-name="T79"> </text:span></text:span><text:span text:style-name="_5f_Caractères"><text:span text:style-name="T78">5</text:span></text:span><text:span text:style-name="_5f_Caractères"><text:span text:style-name="T56">x</text:span></text:span><text:span text:style-name="_5f_Caractères"><text:span text:style-name="T37"> </text:span></text:span><text:span text:style-name="_5f_Caractères"><text:span text:style-name="T74">…<text:tab/></text:span></text:span></text:p>
            </text:list-item>
          </text:list>
        </text:list-item>
      </text:list>
      <text:list xml:id="list85138267438719" text:continue-list="list770973741" text:style-name="_5f_Numérotation_20_des_20_exercices">
        <text:list-item>
          <text:h text:style-name="P47" text:outline-level="1"><text:span text:style-name="_5f_Caractères">Relie chaque expression à sa forme réduite</text:span><text:span text:style-name="_5f_Caractères"><text:span text:style-name="T83"> </text:span></text:span><text:span text:style-name="_5f_Caractères">:</text:span></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h text:style-name="P24"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6">+</text:span></text:span><text:span text:style-name="_5f_Caractères"><text:span text:style-name="T43"> </text:span></text:span><text:span text:style-name="_5f_Caractères"><text:span text:style-name="T42">3</text:span></text:span></text:h>
          </table:table-cell>
          <table:table-cell table:style-name="Tableau4.B1" office:value-type="string">
            <text:list text:style-name="List_20_1">
              <text:list-item>
                <text:h text:style-name="P37" text:outline-level="1"><text:span text:style-name="_5f_Caractères"/></text:h>
              </text:list-item>
            </text:list>
          </table:table-cell>
          <table:table-cell table:style-name="Tableau4.C1" office:value-type="string">
            <text:list text:continue-numbering="true" text:style-name="List_20_1">
              <text:list-item>
                <text:h text:style-name="P38" text:outline-level="1"><text:span text:style-name="_5f_Caractères"/></text:h>
              </text:list-item>
            </text:list>
          </table:table-cell>
          <table:table-cell table:style-name="Tableau4.D1" office:value-type="string">
            <text:p text:style-name="P22"><text:span text:style-name="_5f_Caractères">21</text:span><text:span text:style-name="_5f_Caractères"><text:span text:style-name="T51">x</text:span></text:span></text:p>
          </table:table-cell>
        </table:table-row>
        <table:table-row table:style-name="Tableau4.1">
          <table:table-cell table:style-name="Tableau4.A2" office:value-type="string">
            <text:h text:style-name="P24"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6">+</text:span></text:span><text:span text:style-name="_5f_Caractères"><text:span text:style-name="T43"> </text:span></text:span><text:span text:style-name="_5f_Caractères"><text:span text:style-name="T42">3</text:span></text:span><text:span text:style-name="_5f_Caractères"><text:span text:style-name="T55">x</text:span></text:span></text:h>
          </table:table-cell>
          <table:table-cell table:style-name="Tableau4.B2" office:value-type="string">
            <text:list text:continue-numbering="true" text:style-name="List_20_1">
              <text:list-item>
                <text:h text:style-name="P37" text:outline-level="1"><text:span text:style-name="_5f_Caractères"/></text:h>
              </text:list-item>
            </text:list>
          </table:table-cell>
          <table:table-cell table:style-name="Tableau4.C2" office:value-type="string">
            <text:list text:continue-numbering="true" text:style-name="List_20_1">
              <text:list-item>
                <text:h text:style-name="P38" text:outline-level="1"><text:span text:style-name="_5f_Caractères"/></text:h>
              </text:list-item>
            </text:list>
          </table:table-cell>
          <table:table-cell table:style-name="Tableau4.D2" office:value-type="string">
            <text:p text:style-name="P22"><text:span text:style-name="_5f_Caractères">10</text:span><text:span text:style-name="_5f_Caractères"><text:span text:style-name="T51">x</text:span></text:span></text:p>
          </table:table-cell>
        </table:table-row>
        <table:table-row table:style-name="Tableau4.1">
          <table:table-cell table:style-name="Tableau4.A2" office:value-type="string">
            <text:h text:style-name="P23"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72">−</text:span></text:span><text:span text:style-name="_5f_Caractères"><text:span text:style-name="T43"> </text:span></text:span><text:span text:style-name="_5f_Caractères"><text:span text:style-name="T42">3</text:span></text:span><text:span text:style-name="_5f_Caractères"><text:span text:style-name="T55">x</text:span></text:span></text:h>
          </table:table-cell>
          <table:table-cell table:style-name="Tableau4.B3" office:value-type="string">
            <text:list text:continue-numbering="true" text:style-name="List_20_1">
              <text:list-item>
                <text:h text:style-name="P37" text:outline-level="1"><text:span text:style-name="_5f_Caractères"/></text:h>
              </text:list-item>
            </text:list>
          </table:table-cell>
          <table:table-cell table:style-name="Tableau4.C3" office:value-type="string">
            <text:list text:continue-numbering="true" text:style-name="List_20_1">
              <text:list-item>
                <text:h text:style-name="P38" text:outline-level="1"><text:span text:style-name="_5f_Caractères"/></text:h>
              </text:list-item>
            </text:list>
          </table:table-cell>
          <table:table-cell table:style-name="Tableau4.D2" office:value-type="string">
            <text:p text:style-name="P25"><text:span text:style-name="_5f_Caractères">7</text:span><text:span text:style-name="_5f_Caractères"><text:span text:style-name="T51">x</text:span></text:span><text:span text:style-name="_5f_Caractères"><text:span text:style-name="T44"> </text:span></text:span><text:span text:style-name="_5f_Caractères"><text:span text:style-name="T63">+</text:span></text:span><text:span text:style-name="_5f_Caractères"><text:span text:style-name="T44"> </text:span></text:span><text:span text:style-name="_5f_Caractères">3</text:span></text:p>
          </table:table-cell>
        </table:table-row>
        <table:table-row table:style-name="Tableau4.1">
          <table:table-cell table:style-name="Tableau4.A2" office:value-type="string">
            <text:h text:style-name="P24"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8">×</text:span></text:span><text:span text:style-name="_5f_Caractères"><text:span text:style-name="T43"> </text:span></text:span><text:span text:style-name="_5f_Caractères"><text:span text:style-name="T42">3</text:span></text:span></text:h>
          </table:table-cell>
          <table:table-cell table:style-name="Tableau4.B4" office:value-type="string">
            <text:list text:continue-numbering="true" text:style-name="List_20_1">
              <text:list-item>
                <text:h text:style-name="P37" text:outline-level="1"><text:span text:style-name="_5f_Caractères"/></text:h>
              </text:list-item>
            </text:list>
          </table:table-cell>
          <table:table-cell table:style-name="Tableau4.C4" office:value-type="string">
            <text:list text:continue-numbering="true" text:style-name="List_20_1">
              <text:list-item>
                <text:h text:style-name="P38" text:outline-level="1"><text:span text:style-name="_5f_Caractères"/></text:h>
              </text:list-item>
            </text:list>
          </table:table-cell>
          <table:table-cell table:style-name="Tableau4.D2" office:value-type="string">
            <text:p text:style-name="P22"><text:span text:style-name="_5f_Caractères">25</text:span><text:span text:style-name="_5f_Caractères"><text:span text:style-name="T51">x</text:span></text:span></text:p>
          </table:table-cell>
        </table:table-row>
        <table:table-row table:style-name="Tableau4.1">
          <table:table-cell table:style-name="Tableau4.A2" office:value-type="string">
            <text:h text:style-name="P24" text:outline-level="1"><text:span text:style-name="_5f_Caractères"><text:span text:style-name="T42">5</text:span></text:span><text:span text:style-name="_5f_Caractères"><text:span text:style-name="T55">x</text:span></text:span><text:span text:style-name="_5f_Caractères"><text:span text:style-name="T43"> </text:span></text:span><text:span text:style-name="_5f_Caractères"><text:span text:style-name="T66">+</text:span></text:span><text:span text:style-name="_5f_Caractères"><text:span text:style-name="T43"> </text:span></text:span><text:span text:style-name="_5f_Caractères"><text:span text:style-name="T42">5</text:span></text:span><text:span text:style-name="_5f_Caractères"><text:span text:style-name="T55">x</text:span></text:span></text:h>
          </table:table-cell>
          <table:table-cell table:style-name="Tableau4.B5" office:value-type="string">
            <text:list text:continue-numbering="true" text:style-name="List_20_1">
              <text:list-item>
                <text:h text:style-name="P37" text:outline-level="1"><text:span text:style-name="_5f_Caractères"/></text:h>
              </text:list-item>
            </text:list>
          </table:table-cell>
          <table:table-cell table:style-name="Tableau4.C5" office:value-type="string">
            <text:list text:continue-numbering="true" text:style-name="List_20_1">
              <text:list-item>
                <text:h text:style-name="P38" text:outline-level="1"><text:span text:style-name="_5f_Caractères"/></text:h>
              </text:list-item>
            </text:list>
          </table:table-cell>
          <table:table-cell table:style-name="Tableau4.D2" office:value-type="string">
            <text:p text:style-name="P22"><text:span text:style-name="_5f_Caractères">21</text:span><text:span text:style-name="_5f_Caractères"><text:span text:style-name="T51">x</text:span></text:span><text:span text:style-name="_5f_Caractères"><text:span text:style-name="T40">2</text:span></text:span></text:p>
          </table:table-cell>
        </table:table-row>
        <table:table-row table:style-name="Tableau4.1">
          <table:table-cell table:style-name="Tableau4.A2" office:value-type="string">
            <text:h text:style-name="P24"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8">×</text:span></text:span><text:span text:style-name="_5f_Caractères"><text:span text:style-name="T43"> </text:span></text:span><text:span text:style-name="_5f_Caractères"><text:span text:style-name="T42">3</text:span></text:span><text:span text:style-name="_5f_Caractères"><text:span text:style-name="T55">x</text:span></text:span></text:h>
          </table:table-cell>
          <table:table-cell table:style-name="Tableau4.B6" office:value-type="string">
            <text:list text:continue-numbering="true" text:style-name="List_20_1">
              <text:list-item>
                <text:h text:style-name="P37" text:outline-level="1"><text:span text:style-name="_5f_Caractères"/></text:h>
              </text:list-item>
            </text:list>
          </table:table-cell>
          <table:table-cell table:style-name="Tableau4.C6" office:value-type="string">
            <text:list text:continue-numbering="true" text:style-name="List_20_1">
              <text:list-item>
                <text:h text:style-name="P38" text:outline-level="1"><text:span text:style-name="_5f_Caractères"/></text:h>
              </text:list-item>
            </text:list>
          </table:table-cell>
          <table:table-cell table:style-name="Tableau4.D2" office:value-type="string">
            <text:p text:style-name="P22"><text:span text:style-name="_5f_Caractères">4</text:span><text:span text:style-name="_5f_Caractères"><text:span text:style-name="T51">x</text:span></text:span></text:p>
          </table:table-cell>
        </table:table-row>
      </table:table>
      <text:list text:continue-list="list85138267438719" text:style-name="_5f_Numérotation_20_des_20_exercices">
        <text:list-item>
          <text:h text:style-name="P48" text:outline-level="1"><text:span text:style-name="_5f_Caractères">Écris</text:span><text:span text:style-name="_5f_Caractères"><text:span text:style-name="T82"> le symbole</text:span></text:span><text:span text:style-name="_5f_Caractères"> «</text:span><text:span text:style-name="_5f_Caractères"><text:span text:style-name="T60">×</text:span></text:span><text:span text:style-name="_5f_Caractères">» </text:span><text:span text:style-name="_5f_Caractères"><text:span text:style-name="T82">dans chacune des expressions suivantes là où il est </text:span></text:span><text:span text:style-name="_5f_Caractères">sous-entendu</text:span><text:span text:style-name="_5f_Caractères"><text:span text:style-name="T82"> </text:span></text:span><text:span text:style-name="_5f_Caractères">:</text:span></text:h>
          <text:list>
            <text:list-item>
              <text:p text:style-name="P43"><text:span text:style-name="_5f_Caractères">3,1</text:span><text:span text:style-name="_5f_Caractères"><text:span text:style-name="T50">a</text:span></text:span><text:span text:style-name="_5f_Caractères"><text:span text:style-name="T33"> </text:span></text:span><text:span text:style-name="_5f_Caractères">=</text:span><text:span text:style-name="_5f_Caractères"><text:span text:style-name="T47"> </text:span></text:span><text:span text:style-name="_5f_pointillés_20_gris"><text:tab/></text:span></text:p>
            </text:list-item>
            <text:list-item>
              <text:p text:style-name="P44"><text:span text:style-name="_5f_Caractères">6,7</text:span><text:span text:style-name="_5f_Caractères"><text:span text:style-name="T50">b</text:span></text:span><text:span text:style-name="_5f_Caractères"><text:span text:style-name="T33"> </text:span></text:span><text:span text:style-name="_5f_Caractères">=</text:span><text:span text:style-name="_5f_Caractères"><text:span text:style-name="T47"> </text:span></text:span><text:span text:style-name="_5f_pointillés_20_gris"><text:tab/></text:span></text:p>
            </text:list-item>
            <text:list-item>
              <text:p text:style-name="P45"><text:span text:style-name="_5f_Caractères"><draw:frame draw:style-name="fr6" draw:name="Objet11" text:anchor-type="as-char" svg:width="0.295cm" svg:height="0.873cm" draw:z-index="93"><draw:object xlink:href="./Object 5" xlink:type="simple" xlink:show="embed" xlink:actuate="onLoad"/><draw:image xlink:href="./ObjectReplacements/Object 5" xlink:type="simple" xlink:show="embed" xlink:actuate="onLoad"/><svg:desc>formule</svg:desc></draw:frame></text:span><text:span text:style-name="_5f_Caractères"><text:span text:style-name="T50">q</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draw:frame draw:style-name="fr5" draw:name="Objet12" text:anchor-type="as-char" svg:y="-0.593cm" svg:width="0.769cm" svg:height="0.928cm" draw:z-index="94"><draw:object xlink:href="./Object 6" xlink:type="simple" xlink:show="embed" xlink:actuate="onLoad"/><draw:image xlink:href="./ObjectReplacements/Object 6" xlink:type="simple" xlink:show="embed" xlink:actuate="onLoad"/><svg:desc>formule</svg:desc></draw:frame></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item>
              <text:p text:style-name="P41"><text:span text:style-name="_5f_Caractères">3</text:span><text:span text:style-name="_5f_Caractères"><text:span text:style-name="T51">x</text:span></text:span><text:span text:style-name="_5f_Caractères"><text:span text:style-name="T40">2</text:span></text:span><text:span text:style-name="_5f_Caractères"><text:span text:style-name="T41"> </text:span></text:span><text:span text:style-name="_5f_Caractères"><text:span text:style-name="T70">−</text:span></text:span><text:span text:style-name="_5f_Caractères"><text:span text:style-name="T48"> </text:span></text:span><text:span text:style-name="_5f_Caractères">5</text:span><text:span text:style-name="_5f_Caractères"><text:span text:style-name="T51">x</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8</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item>
              <text:p text:style-name="P42"><text:span text:style-name="_5f_Caractères">3(2</text:span><text:span text:style-name="_5f_Caractères"><text:span text:style-name="T51">x</text:span></text:span><text:span text:style-name="_5f_Caractères"><text:span text:style-name="T30"> </text:span></text:span><text:span text:style-name="_5f_Caractères"><text:span text:style-name="T70">−</text:span></text:span><text:span text:style-name="_5f_Caractères"><text:span text:style-name="T48"> </text:span></text:span><text:span text:style-name="_5f_Caractères">5)</text:span><text:span text:style-name="_5f_Caractères"><text:span text:style-name="T47"> </text:span></text:span><text:span text:style-name="_5f_Caractères"><text:span text:style-name="T70">−</text:span></text:span><text:span text:style-name="_5f_Caractères"><text:span text:style-name="T47"> </text:span></text:span><text:span text:style-name="_5f_Caractères">3</text:span><text:span text:style-name="_5f_Caractères"><text:span text:style-name="T51">x</text:span></text:span><text:span text:style-name="_5f_Caractères">²</text:span><text:span text:style-name="_5f_Caractères"><text:span text:style-name="T47"> </text:span></text:span><text:span text:style-name="_5f_Caractères"><text:span text:style-name="T63">+</text:span></text:span><text:span text:style-name="_5f_Caractères"><text:span text:style-name="T47"> </text:span></text:span><text:span text:style-name="_5f_Caractères">8</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item>
              <text:p text:style-name="P42"><text:span text:style-name="_5f_Caractères">(</text:span><text:span text:style-name="_5f_Caractères"><text:span text:style-name="T51">x</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6)(5</text:span><text:span text:style-name="_5f_Caractères"><text:span text:style-name="T51">x</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3)</text:span><text:span text:style-name="_5f_Caractères"><text:span text:style-name="T47"> </text:span></text:span><text:span text:style-name="_5f_Caractères"><text:span text:style-name="T70">−</text:span></text:span><text:span text:style-name="_5f_Caractères"><text:span text:style-name="T47"> </text:span></text:span><text:span text:style-name="_5f_Caractères">7</text:span><text:span text:style-name="_5f_Caractères"><text:span text:style-name="T51">x</text:span></text:span><text:span text:style-name="_5f_Caractères">(</text:span><text:span text:style-name="_5f_Caractères"><text:span text:style-name="T51">x</text:span></text:span><text:span text:style-name="_5f_Caractères"><text:span text:style-name="T33"> </text:span></text:span><text:span text:style-name="_5f_Caractères"><text:span text:style-name="T70">−</text:span></text:span><text:span text:style-name="_5f_Caractères"><text:span text:style-name="T47"> </text:span></text:span><text:span text:style-name="_5f_Caractères">2)</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
        </text:list-item>
        <text:list-item>
          <text:h text:style-name="P49" text:outline-level="1"><text:span text:style-name="_5f_Caractères">Si </text:span><text:span text:style-name="_5f_Caractères"><text:span text:style-name="T82">cela est possible, s</text:span></text:span><text:span text:style-name="_5f_Caractères">implifie les expressions suivantes</text:span><text:span text:style-name="_5f_Caractères"><text:span text:style-name="T82"> </text:span></text:span><text:span text:style-name="_5f_Caractères">:</text:span></text:h>
        </text:list-item>
      </text:list>
      <text:p text:style-name="P39"><text:span text:style-name="_5f_Caractères">A</text:span><text:span text:style-name="_5f_Caractères"><text:span text:style-name="T49"> </text:span></text:span><text:span text:style-name="_5f_Caractères">=</text:span><text:span text:style-name="_5f_Caractères"><text:span text:style-name="T49"> </text:span></text:span><text:span text:style-name="_5f_Caractères">6</text:span><text:span text:style-name="_5f_Caractères"><text:span text:style-name="T51">x</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9</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5</text:span><text:span text:style-name="_5f_Caractères"><text:span text:style-name="T51">x</text:span></text:span><text:span text:style-name="_5f_Caractères"> </text:span><text:span text:style-name="_5f_Caractères"><text:span text:style-name="T78"> </text:span></text:span><text:span text:style-name="_5f_Caractères"><text:span text:style-name="T77">…<text:tab/></text:span></text:span></text:p>
      <text:p text:style-name="P39"><text:span text:style-name="_5f_Caractères">B</text:span><text:span text:style-name="_5f_Caractères"><text:span text:style-name="T49"> </text:span></text:span><text:span text:style-name="_5f_Caractères">=</text:span><text:span text:style-name="_5f_Caractères"><text:span text:style-name="T49"> </text:span></text:span><text:span text:style-name="_5f_Caractères">12</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5</text:span><text:span text:style-name="_5f_Caractères"><text:span text:style-name="T50">m</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8</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5</text:span><text:span text:style-name="_5f_Caractères"><text:span text:style-name="T50">m</text:span></text:span><text:span text:style-name="_5f_Caractères"><text:span text:style-name="T31"> </text:span></text:span><text:span text:style-name="_5f_Caractères"><text:span text:style-name="T77">…<text:tab/></text:span></text:span></text:p>
      <text:p text:style-name="P39"><text:span text:style-name="_5f_Caractères">C</text:span><text:span text:style-name="_5f_Caractères"><text:span text:style-name="T49"> </text:span></text:span><text:span text:style-name="_5f_Caractères">=</text:span><text:span text:style-name="_5f_Caractères"><text:span text:style-name="T49"> </text:span></text:span><text:span text:style-name="_5f_Caractères">10</text:span><text:span text:style-name="_5f_Caractères"><text:span text:style-name="T50">y</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0</text:span><text:span text:style-name="_5f_Caractères"><text:span text:style-name="T78"> </text:span></text:span><text:span text:style-name="_5f_Caractères"><text:span text:style-name="T77">……<text:tab/></text:span></text:span></text:p>
      <text:p text:style-name="P39"><text:span text:style-name="_5f_Caractères">D</text:span><text:span text:style-name="_5f_Caractères"><text:span text:style-name="T49"> </text:span></text:span><text:span text:style-name="_5f_Caractères">=</text:span><text:span text:style-name="_5f_Caractères"><text:span text:style-name="T49"> </text:span></text:span><text:span text:style-name="_5f_Caractères">3,2</text:span><text:span text:style-name="_5f_Caractères"><text:span text:style-name="T50">n</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1,5</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text:span text:style-name="T53">n</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10</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7,1</text:span><text:span text:style-name="_5f_Caractères"><text:span text:style-name="T50">n</text:span></text:span><text:span text:style-name="_5f_Caractères"><text:span text:style-name="T37"> </text:span></text:span><text:span text:style-name="_5f_Caractères"><text:span text:style-name="T74">…<text:tab/></text:span></text:span></text:p>
      <text:p text:style-name="P39"><text:span text:style-name="_5f_Caractères">E</text:span><text:span text:style-name="_5f_Caractères"><text:span text:style-name="T49"> </text:span></text:span><text:span text:style-name="_5f_Caractères">=</text:span><text:span text:style-name="_5f_Caractères"><text:span text:style-name="T49"> </text:span></text:span><text:span text:style-name="_5f_Caractères"><text:span text:style-name="T71">−</text:span></text:span><text:span text:style-name="_5f_Caractères">5</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2</text:span><text:span text:style-name="_5f_Caractères"><text:span text:style-name="T50">a</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9</text:span><text:span text:style-name="_5f_Caractères"><text:span text:style-name="T50">a</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15</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2</text:span><text:span text:style-name="_5f_Caractères"><text:span text:style-name="T50">a</text:span></text:span><text:span text:style-name="_5f_Caractères"><text:span text:style-name="T37"> </text:span></text:span><text:span text:style-name="_5f_Caractères"><text:span text:style-name="T74">…<text:tab/></text:span></text:span></text:p>
      <text:p text:style-name="P39"><text:span text:style-name="_5f_Caractères">F</text:span><text:span text:style-name="_5f_Caractères"><text:span text:style-name="T49"> </text:span></text:span><text:span text:style-name="_5f_Caractères">=</text:span><text:span text:style-name="_5f_Caractères"><text:span text:style-name="T49"> </text:span></text:span><text:span text:style-name="_5f_Caractères">4</text:span><text:span text:style-name="_5f_Caractères"><text:span text:style-name="T51">x</text:span></text:span><text:span text:style-name="_5f_Caractères">²</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2</text:span><text:span text:style-name="_5f_Caractères"><text:span text:style-name="T51">x</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3</text:span><text:span text:style-name="_5f_Caractères"><text:span text:style-name="T78"> </text:span></text:span><text:span text:style-name="_5f_Caractères"><text:span text:style-name="T77">…<text:tab/></text:span></text:span></text:p>
      <text:p text:style-name="P39"><text:span text:style-name="_5f_Caractères">G</text:span><text:span text:style-name="_5f_Caractères"><text:span text:style-name="T49"> </text:span></text:span><text:span text:style-name="_5f_Caractères">=</text:span><text:span text:style-name="_5f_Caractères"><text:span text:style-name="T49"> </text:span></text:span><text:span text:style-name="_5f_Caractères">12</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4</text:span><text:span text:style-name="_5f_Caractères"><text:span text:style-name="T50">a</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3</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5</text:span><text:span text:style-name="_5f_Caractères"><text:span text:style-name="T50">b</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7</text:span><text:span text:style-name="_5f_Caractères"><text:span text:style-name="T50">b</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0</text:span><text:span text:style-name="_5f_Caractères"><text:span text:style-name="T50">a</text:span></text:span><text:span text:style-name="_5f_Caractères"><text:span text:style-name="T37"> </text:span></text:span><text:span text:style-name="_5f_Caractères"><text:span text:style-name="T74">……<text:tab/></text:span></text:span></text:p>
      <text:p text:style-name="P40"><text:span text:style-name="_5f_Caractères">H</text:span><text:span text:style-name="_5f_Caractères"><text:span text:style-name="T49"> </text:span></text:span><text:span text:style-name="_5f_Caractères">=</text:span><text:span text:style-name="_5f_Caractères"><text:span text:style-name="T49"> </text:span></text:span><text:span text:style-name="_5f_Caractères"><text:span text:style-name="T71">−</text:span></text:span><text:span text:style-name="_5f_Caractères">11</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text:span><text:span text:style-name="_5f_Caractères"><text:span text:style-name="T71">−</text:span></text:span><text:span text:style-name="_5f_Caractères">5)</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2</text:span><text:span text:style-name="_5f_Caractères"><text:span text:style-name="T50">m</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3</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4</text:span><text:span text:style-name="_5f_Caractères"><text:span text:style-name="T50">p</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5</text:span><text:span text:style-name="_5f_Caractères"><text:span text:style-name="T50">m</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7</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4</text:span><text:span text:style-name="_5f_Caractères"><text:span text:style-name="T50">p</text:span></text:span></text:p>
      <text:p text:style-name="P40"><text:span text:style-name="_5f_Caractères"><text:span text:style-name="T80">H</text:span></text:span><text:span text:style-name="_5f_Caractères"><text:span text:style-name="T36"> </text:span></text:span><text:span text:style-name="_5f_Caractères"><text:span text:style-name="T35">=</text:span></text:span><text:span text:style-name="_5f_Caractères"><text:span text:style-name="T39"> </text:span></text:span><text:span text:style-name="_5f_Caractères"><text:span text:style-name="T76">…<text:tab/></text:span></text:span></text:p>
      <text:p text:style-name="P26"><text:span text:style-name="_5f_pointillés_20_gris"/></text:p>
      <text:list text:continue-numbering="true" text:style-name="_5f_Numérotation_20_des_20_exercices">
        <text:list-item>
          <text:h text:style-name="P47" text:outline-level="1"><text:span text:style-name="_5f_Caractères">Écris, sans les calculer, et en utilisant la notation «carré» ou «cube», les produits suivants</text:span><text:span text:style-name="_5f_Caractères"><text:span text:style-name="T84"> </text:span></text:span><text:span text:style-name="_5f_Caractères">:</text:span></text:h>
        </text:list-item>
      </text:list>
      <text:section text:style-name="Sect1" text:name="Section1">
        <text:list text:continue-numbering="true" text:style-name="_5f_Numérotation_20_des_20_exercices">
          <text:list-item>
            <text:list>
              <text:list-item>
                <text:p text:style-name="P42"><text:span text:style-name="_5f_Caractères">6</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6</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text:span text:style-name="T50">n</text:span></text:span><text:span text:style-name="_5f_Caractères"><text:span text:style-name="T54"> </text:span></text:span><text:span text:style-name="_5f_Caractères"><text:span text:style-name="T65">×</text:span></text:span><text:span text:style-name="_5f_Caractères"><text:span text:style-name="T45"> </text:span></text:span><text:span text:style-name="_5f_Caractères"><text:span text:style-name="T50">n</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text:span text:style-name="T50">b</text:span></text:span><text:span text:style-name="_5f_Caractères"><text:span text:style-name="T34"> </text:span></text:span><text:span text:style-name="_5f_Caractères"><text:span text:style-name="T65">×</text:span></text:span><text:span text:style-name="_5f_Caractères"><text:span text:style-name="T45"> </text:span></text:span><text:span text:style-name="_5f_Caractères"><text:span text:style-name="T54">b</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23</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23</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4</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4</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4</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text:span text:style-name="T50">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r</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2</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2</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text:span text:style-name="T54">p</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text:span text:style-name="T54">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0">t</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t</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t</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3</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3</text:span><text:span text:style-name="_5f_Caractères"><text:span text:style-name="T60">×</text:span></text:span><text:span text:style-name="_5f_Caractères"><text:span text:style-name="T45"> </text:span></text:span><text:span text:style-name="_5f_Caractères"><text:span text:style-name="T54">n</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n</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1</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1</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1</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text:span text:style-name="T50">y</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0">y</text:span></text:span><text:span text:style-name="_5f_Caractères"><text:span text:style-name="T31">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2</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2</text:span><text:span text:style-name="_5f_Caractères"><text:span text:style-name="T60">×</text:span></text:span><text:span text:style-name="_5f_Caractères"><text:span text:style-name="T45"> </text:span></text:span><text:span text:style-name="_5f_Caractères"><text:span text:style-name="T58">π</text:span></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text:span text:style-name="T59">π</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42"><text:span text:style-name="_5f_Caractères"><text:span text:style-name="T50">d</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d</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d</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6</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6</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d4228" officeooo:paragraph-rsid="00ad4228"/>
    </style:style>
    <style:style style:name="MP2" style:family="paragraph">
      <loext:graphic-properties draw:fill="solid" draw:fill-color="#d7e12c"/>
    </style:style>
    <style:style style:name="MP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ad9a88" officeooo:paragraph-rsid="00ad9a88"/>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2768590" fo:background-color="transparent" loext:char-shading-value="0"/>
    </style:style>
    <style:style style:name="MT27" style:family="text">
      <style:text-properties fo:text-transform="uppercase" fo:color="#808080" loext:opacity="100%" style:font-name="Bitstream Vera Sans6" fo:font-size="9pt" officeooo:rsid="008d016c" fo:background-color="transparent" loext:char-shading-value="0"/>
    </style:style>
    <style:style style:name="MT28" style:family="text">
      <style:text-properties fo:text-transform="uppercase" fo:color="#808080" loext:opacity="100%" style:font-name="Bitstream Vera Sans6" fo:font-size="9pt" officeooo:rsid="0021cde5" fo:background-color="transparent" loext:char-shading-value="0"/>
    </style:style>
    <style:style style:name="MT29"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path text:anchor-type="paragraph" draw:z-index="86" draw:name="Shape1_11" draw:style-name="Mgr1" draw:text-style-name="MP2" svg:width="4.329cm" svg:height="2.24cm" svg:x="-1.499cm" svg:y="-1cm" svg:viewBox="0 0 4330 2241" svg:d="M0 2241l3984-288c209-15 363-168 345-342l-170-1611h-4159z"><text:p/></draw:path><draw:g text:anchor-type="paragraph" draw:z-index="23" draw:name="Shape4_5" draw:style-name="Mgr2"><draw:path draw:style-name="Mgr3" draw:text-style-name="MP3" svg:width="0.855cm" svg:height="1.172cm" svg:x="18.459cm" svg:y="27.525cm" svg:viewBox="0 0 856 1173" svg:d="M856 1173h-856v-991c0-100 79-182 175-182h505c97 0 176 82 176 182z"><text:p/></draw:path></draw:g><draw:frame text:anchor-type="paragraph" draw:z-index="87" draw:name="Shape8_4" draw:style-name="Mgr4" draw:text-style-name="MP5" svg:width="2.703cm" svg:height="0.715cm" draw:transform="rotate (0.0872664625997165) translate (-0.172861111111111cm 0.218722222222222cm)"><draw:text-box><text:p text:style-name="MP4"><text:span text:style-name="MT1">Série 2</text:span></text:p></draw:text-box></draw:frame><draw:line text:anchor-type="paragraph" draw:z-index="88" draw:name="Shape3_9" draw:style-name="Mgr5" draw:text-style-name="MP4" svg:x1="16.023cm" svg:y1="0.36cm" svg:x2="20.496cm" svg:y2="0.36cm"><text:p/></draw:line>Simplifier l’écriture</text:p>
      </style:header>
      <style:header-left>
        <text:p text:style-name="MP6"><draw:g text:anchor-type="paragraph" draw:z-index="24" draw:name="Shape4_ 3" draw:style-name="Mgr2"><draw:path draw:style-name="Mgr3" draw:text-style-name="MP3" svg:width="0.855cm" svg:height="1.172cm" svg:x="-0.272cm" svg:y="27.525cm" svg:viewBox="0 0 856 1173" svg:d="M856 1173h-856v-991c0-100 79-182 175-182h505c97 0 176 82 176 182z"><text:p/></draw:path></draw:g><draw:path text:anchor-type="paragraph" draw:z-index="90" draw:name="Shape1_ 1" draw:style-name="Mgr1" draw:text-style-name="MP2" svg:width="4.329cm" svg:height="2.24cm" svg:x="-1.499cm" svg:y="-1cm" svg:viewBox="0 0 4330 2241" svg:d="M0 2241l3984-288c209-15 363-168 345-342l-170-1611h-4159z"><text:p/></draw:path><draw:frame text:anchor-type="paragraph" draw:z-index="91"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2"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3.478cm" svg:y="-0.042cm" draw:z-index="89"><draw:text-box fo:min-height="0.499cm" fo:min-width="3.769cm"><text:h text:style-name="MP7" text:outline-level="1">calcul littéral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0" draw:name="Shape3_6" draw:style-name="Mgr6" draw:text-style-name="MP4" svg:x1="15.12cm" svg:y1="0.36cm" svg:x2="20.496cm" svg:y2="0.36cm"><text:p/></draw:line><draw:frame text:anchor-type="paragraph" draw:z-index="81"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3" draw:name="Shape1_18" draw:style-name="Mgr7" draw:text-style-name="MP10" svg:width="4.329cm" svg:height="2.24cm" svg:x="-1.499cm" svg:y="-1cm" svg:viewBox="0 0 4330 2241" svg:d="M0 2241l3984-288c209-15 363-168 345-342l-170-1611h-4159z"><text:p/></draw:path><draw:frame text:anchor-type="paragraph" draw:z-index="84"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5"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4" draw:name="Shape1_8" draw:style-name="Mgr7" draw:text-style-name="MP10" svg:width="4.329cm" svg:height="2.24cm" svg:x="-1.499cm" svg:y="-1cm" svg:viewBox="0 0 4330 2241" svg:d="M0 2241l3984-288c209-15 363-168 345-342l-170-1611h-4159z"><text:p/></draw:path><draw:line text:anchor-type="paragraph" draw:z-index="75" draw:name="Shape3_7" draw:style-name="Mgr6" draw:text-style-name="MP4" svg:x1="15.423cm" svg:y1="0.36cm" svg:x2="20.496cm" svg:y2="0.36cm"><text:p/></draw:line><draw:frame text:anchor-type="paragraph" draw:z-index="7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7" draw:name="Shape1_1" draw:style-name="Mgr7" draw:text-style-name="MP10" svg:width="4.329cm" svg:height="2.24cm" svg:x="-1.499cm" svg:y="-1cm" svg:viewBox="0 0 4330 2241" svg:d="M0 2241l3984-288c209-15 363-168 345-342l-170-1611h-4159z"><text:p/></draw:path><draw:frame text:anchor-type="paragraph" draw:z-index="7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9"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9" draw:name="Shape1_10" draw:style-name="Mgr1" draw:text-style-name="MP2" svg:width="4.329cm" svg:height="2.24cm" svg:x="-1.499cm" svg:y="-1cm" svg:viewBox="0 0 4330 2241" svg:d="M0 2241l3984-288c209-15 363-168 345-342l-170-1611h-4159z"><text:p/></draw:path><draw:line text:anchor-type="paragraph" draw:z-index="70"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1" draw:name="Shape3_3" draw:style-name="Mgr5" draw:text-style-name="MP4" svg:x1="14.728cm" svg:y1="0.36cm" svg:x2="20.496cm" svg:y2="0.36cm"><text:p/></draw:line><draw:frame text:anchor-type="paragraph" draw:z-index="7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3" draw:style-name="Mgr1" draw:text-style-name="MP2"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3" draw:text-style-name="MP3"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3" draw:text-style-name="MP3"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2" draw:name="Shape3_1" draw:style-name="Mgr10" draw:text-style-name="MP4" svg:x1="13.831cm" svg:y1="0.355cm" svg:x2="20.497cm" svg:y2="0.36cm"><text:p/></draw:line><draw:frame text:anchor-type="paragraph" draw:z-index="6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4"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5" draw:name="Shape3_ 2" draw:style-name="Mgr10" draw:text-style-name="MP4" svg:x1="16.704cm" svg:y1="0.36cm" svg:x2="20.496cm" svg:y2="0.36cm"><text:p/></draw:line><draw:path text:anchor-type="paragraph" draw:z-index="66" draw:name="Shape1_4" draw:style-name="Mgr11" draw:text-style-name="MP18" svg:width="4.329cm" svg:height="2.24cm" svg:x="-1.499cm" svg:y="-1cm" svg:viewBox="0 0 4330 2241" svg:d="M0 2241l3984-288c209-15 363-168 345-342l-170-1611h-4159z"><text:p/></draw:path><draw:frame text:anchor-type="paragraph" draw:z-index="6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5" draw:name="Shape3_ 1" draw:style-name="Mgr10" draw:text-style-name="MP4" svg:x1="16.704cm" svg:y1="0.36cm" svg:x2="20.496cm" svg:y2="0.36cm"><text:p/></draw:line><draw:path text:anchor-type="paragraph" draw:z-index="56" draw:name="Shape1_5" draw:style-name="Mgr11" draw:text-style-name="MP18" svg:width="4.329cm" svg:height="2.24cm" svg:x="-1.499cm" svg:y="-1cm" svg:viewBox="0 0 4330 2241" svg:d="M0 2241l3984-288c209-15 363-168 345-342l-170-1611h-4159z"><text:p/></draw:path><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58"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59" draw:name="Shape3_4" draw:style-name="Mgr10" draw:text-style-name="MP4" svg:x1="14.425cm" svg:y1="0.36cm" svg:x2="20.496cm" svg:y2="0.36cm"><text:p/></draw:line><draw:path text:anchor-type="paragraph" draw:z-index="60" draw:name="Shape1_6" draw:style-name="Mgr11" draw:text-style-name="MP18" svg:width="4.329cm" svg:height="2.24cm" svg:x="-1.499cm" svg:y="-1cm" svg:viewBox="0 0 4330 2241" svg:d="M0 2241l3984-288c209-15 363-168 345-342l-170-1611h-4159z"><text:p/></draw:path><draw:frame text:anchor-type="paragraph" draw:z-index="6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1" draw:name="Shape3_16" draw:style-name="Mgr13" draw:text-style-name="MP4" svg:x1="12.52cm" svg:y1="0.36cm" svg:x2="20.496cm" svg:y2="0.36cm"><text:p/></draw:line><draw:path text:anchor-type="paragraph" draw:z-index="42" draw:name="Shape1_19" draw:style-name="Mgr14" draw:text-style-name="MP28"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8"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48" draw:name="Shape3_15" draw:style-name="Mgr13" draw:text-style-name="MP4" svg:x1="12.52cm" svg:y1="0.36cm" svg:x2="20.496cm" svg:y2="0.36cm"><text:p/></draw:line><draw:path text:anchor-type="paragraph" draw:z-index="49" draw:name="Shape1_17" draw:style-name="Mgr14" draw:text-style-name="MP28"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8"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3" draw:name="Shape1_12" draw:style-name="Mgr14" draw:text-style-name="MP28"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1">Conversions d’unités</text:span> : <text:span text:style-name="MT22">Durée</text:span></text:p>
      </style:header>
      <style:header-left>
        <text:p text:style-name="MP32"><draw:line text:anchor-type="paragraph" draw:z-index="37" draw:name="Shape3_14" draw:style-name="Mgr13" draw:text-style-name="MP4" svg:x1="12.52cm" svg:y1="0.36cm" svg:x2="20.496cm" svg:y2="0.36cm"><text:p/></draw:line><draw:path text:anchor-type="paragraph" draw:z-index="38" draw:name="Shape1_14" draw:style-name="Mgr14" draw:text-style-name="MP28"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6">Conversions d’unités</text:span><text:span text:style-name="MT27"> : </text:span><text:span text:style-name="MT28">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6">Conversions d’unités</text:span><text:span text:style-name="MT27"> : </text:span><text:span text:style-name="MT26">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9">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9">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4</meta:editing-cycles>
    <meta:creation-date>2021-11-06T09:23:42.550000000</meta:creation-date>
    <meta:editing-duration>PT11H43M49S</meta:editing-duration>
    <meta:generator>LibreOffice/7.6.1.2$Linux_X86_64 LibreOffice_project/f5defcebd022c5bc36bbb79be232cb6926d8f674</meta:generator>
    <meta:initial-creator>isabelle aix</meta:initial-creator>
    <dc:date>2024-06-22T08:51:35.584847616</dc:date>
    <meta:document-statistic meta:table-count="1" meta:image-count="0" meta:object-count="2" meta:page-count="1" meta:paragraph-count="150" meta:word-count="774" meta:character-count="2932" meta:non-whitespace-character-count="2242"/>
    <meta:user-defined meta:name="AppVersion">16.0000</meta:user-defined>
    <meta:template xlink:type="simple" xlink:actuate="onRequest" xlink:title="Modele_Cahier" xlink:href="../../../../../../../../.config/libreoffice/4/user/template/Modele_Cahier.ott" meta:date="2023-11-11T20:49:47.573760932"/>
  </office:meta>
</office:document-meta>
</file>

<file path=Object 5/content.xml><?xml version="1.0" encoding="utf-8"?>
<math xmlns="http://www.w3.org/1998/Math/MathML" display="block">
  <semantics>
    <mfrac>
      <mn>1</mn>
      <mn>8</mn>
    </mfrac>
    <annotation encoding="StarMath 5.0">{1} over {8}</annotation>
  </semantics>
</math>
</file>

<file path=Object 6/content.xml><?xml version="1.0" encoding="utf-8"?>
<math xmlns="http://www.w3.org/1998/Math/MathML" display="block">
  <semantics>
    <mfrac>
      <mrow>
        <mn>7</mn>
        <mstyle mathsize="12pt">
          <mi>a</mi>
        </mstyle>
      </mrow>
      <mn>3</mn>
    </mfrac>
    <annotation encoding="StarMath 5.0">{{7} nospace {size12 a} } over {3}</annotation>
  </semantics>
</math>
</file>